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/>
    <style:font-face style:name="Bitstream Vera Sans" svg:font-family="'Bitstream Ve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2cm" svg:stroke-color="#ff0000" draw:stroke-linejoin="round" draw:fill="none" fo:padding-top="0.126cm" fo:padding-bottom="0.126cm" fo:padding-left="0.251cm" fo:padding-right="0.251cm"/>
    </style:style>
    <style:style style:name="gr2" style:family="graphic" style:parent-style-name="standard">
      <style:graphic-properties draw:stroke="solid" svg:stroke-width="0cm" svg:stroke-color="#ff0000" draw:marker-start-width="0.197cm" draw:marker-end-width="0.197cm" draw:stroke-linejoin="round" draw:fill="none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374cm" fo:min-width="2.2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374cm" fo:min-width="2.35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374cm" fo:min-width="1.3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374cm" fo:min-width="1.56cm" fo:padding-top="0cm" fo:padding-bottom="0cm" fo:padding-left="0cm" fo:padding-right="0cm"/>
    </style:style>
    <style:style style:name="gr8" style:family="graphic" style:parent-style-name="standard">
      <style:graphic-properties svg:stroke-width="0.004cm" svg:stroke-color="#ff0000" draw:marker-start-width="0.206cm" draw:marker-end-width="0.206cm" draw:fill="none" draw:textarea-horizontal-align="justify" draw:textarea-vertical-align="middle" draw:auto-grow-height="false" fo:min-height="0.196cm" fo:min-width="0.346cm" fo:padding-top="0.127cm" fo:padding-bottom="0.127cm" fo:padding-left="0.252cm" fo:padding-right="0.2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9cm"/>
    </style:style>
    <style:style style:name="gr10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50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61cm"/>
    </style:style>
    <style:style style:name="gr12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19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9cm"/>
    </style:style>
    <style:style style:name="gr14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1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02cm"/>
    </style:style>
    <style:style style:name="P1" style:family="paragraph">
      <loext:graphic-properties draw:fill="none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/>
    </style:style>
    <style:style style:name="T1" style:family="text">
      <style:text-properties fo:font-variant="normal" fo:text-transform="none" fo:color="#000000" style:font-name="Bitstream Vera Sans1" fo:font-size="9pt" fo:font-style="normal" fo:font-weight="100"/>
    </style:style>
    <style:style style:name="T2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29cm" svg:height="0.786cm" svg:x="2.5cm" svg:y="2.252cm" svg:viewBox="0 0 930 787" svg:d="M211 0c-64 43-110 93-149 162-42 75-62 149-62 235v4c1 86 20 160 62 235 36 63 77 109 135 151h536c58-42 99-88 135-151 42-75 61-150 62-236 0-88-20-163-62-238-39-69-86-119-151-162z">
          <text:p/>
        </draw:path>
        <draw:polygon draw:style-name="gr1" draw:text-style-name="P1" draw:layer="layout" svg:width="0.522cm" svg:height="0.472cm" svg:x="4.868cm" svg:y="2.324cm" svg:viewBox="0 0 523 473" draw:points="392,473 131,472 0,237 131,0 393,0 523,237">
          <text:p/>
        </draw:polygon>
        <draw:polygon draw:style-name="gr2" draw:text-style-name="P1" draw:layer="layout" svg:width="0.705cm" svg:height="0.621cm" svg:x="6.516cm" svg:y="2.3cm" svg:viewBox="0 0 706 622" draw:points="528,622 176,622 0,311 177,0 529,1 706,312">
          <text:p/>
        </draw:polygon>
        <draw:frame draw:style-name="gr3" draw:text-style-name="P1" draw:layer="layout" svg:width="0.002cm" svg:height="0.937cm" svg:x="1.654cm" svg:y="3.448cm">
          <draw:text-box>
            <text:p/>
          </draw:text-box>
        </draw:frame>
        <draw:frame draw:style-name="gr4" draw:text-style-name="P3" draw:layer="layout" svg:width="2.263cm" svg:height="0.374cm" svg:x="1.937cm" svg:y="3.69cm">
          <draw:text-box>
            <text:p text:style-name="P2"><text:span text:style-name="T1">5-16345623-1</text:span></text:p>
          </draw:text-box>
        </draw:frame>
        <draw:frame draw:style-name="gr3" draw:text-style-name="P1" draw:layer="layout" svg:width="0.002cm" svg:height="0.937cm" svg:x="1.621cm" svg:y="4.01cm">
          <draw:text-box>
            <text:p/>
          </draw:text-box>
        </draw:frame>
        <draw:frame draw:style-name="gr5" draw:text-style-name="P3" draw:layer="layout" svg:width="2.356cm" svg:height="0.374cm" svg:x="1.839cm" svg:y="4.318cm">
          <draw:text-box>
            <text:p text:style-name="P2"><text:span text:style-name="T1">10mm, 8.5mm</text:span></text:p>
          </draw:text-box>
        </draw:frame>
        <draw:frame draw:style-name="gr3" draw:text-style-name="P1" draw:layer="layout" svg:width="0.002cm" svg:height="0.937cm" svg:x="6.087cm" svg:y="3.594cm">
          <draw:text-box>
            <text:p/>
          </draw:text-box>
        </draw:frame>
        <draw:frame draw:style-name="gr6" draw:text-style-name="P3" draw:layer="layout" svg:width="1.399cm" svg:height="0.374cm" svg:x="4.611cm" svg:y="3.561cm">
          <draw:text-box>
            <text:p text:style-name="P2"><text:span text:style-name="T1">3/16 hex</text:span></text:p>
          </draw:text-box>
        </draw:frame>
        <draw:frame draw:style-name="gr3" draw:text-style-name="P1" draw:layer="layout" svg:width="0.002cm" svg:height="0.937cm" svg:x="14.867cm" svg:y="3.463cm">
          <draw:text-box>
            <text:p/>
          </draw:text-box>
        </draw:frame>
        <draw:frame draw:style-name="gr7" draw:text-style-name="P3" draw:layer="layout" svg:width="1.56cm" svg:height="0.374cm" svg:x="6.4cm" svg:y="3.554cm">
          <draw:text-box>
            <text:p text:style-name="P2"><text:span text:style-name="T1">1/4 hex</text:span></text:p>
          </draw:text-box>
        </draw:frame>
        <draw:custom-shape draw:style-name="gr8" draw:text-style-name="P4" draw:layer="layout" svg:width="0.85cm" svg:height="0.45cm" svg:x="15.831cm" svg:y="2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2.039cm" svg:height="0.607cm" svg:x="15.261cm" svg:y="3.482cm">
          <draw:text-box>
            <text:p><text:span text:style-name="T2">Micro-USB</text:span></text:p>
          </draw:text-box>
        </draw:frame>
        <draw:custom-shape draw:style-name="gr10" draw:text-style-name="P4" draw:layer="layout" svg:width="0.473cm" svg:height="0.753cm" svg:x="8.351cm" svg:y="2.30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661cm" svg:height="0.607cm" svg:x="7.6cm" svg:y="3.893cm">
          <draw:text-box>
            <text:p><text:span text:style-name="T2">LED (3mm RA)</text:span></text:p>
          </draw:text-box>
        </draw:frame>
        <draw:custom-shape draw:style-name="gr12" draw:text-style-name="P4" draw:layer="layout" svg:width="0.625cm" svg:height="0.625cm" svg:x="11.138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619cm" svg:height="0.607cm" svg:x="10.181cm" svg:y="3.893cm">
          <draw:text-box>
            <text:p><text:span text:style-name="T2">¼ inch bumper</text:span></text:p>
          </draw:text-box>
        </draw:frame>
        <draw:custom-shape draw:style-name="gr14" draw:text-style-name="P4" draw:layer="layout" svg:width="0.5cm" svg:height="0.51cm" svg:x="13.43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2.602cm" svg:height="0.607cm" svg:x="12.6cm" svg:y="3.4cm">
          <draw:text-box>
            <text:p><text:span text:style-name="T2">5 mm L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/>
    <style:font-face style:name="Bitstream Vera Sans" svg:font-family="'Bitstream Ve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23T16:29:51.244938000</dc:date>
    <meta:editing-duration>PT1H20M26S</meta:editing-duration>
    <meta:editing-cycles>9</meta:editing-cycles>
    <meta:generator>LibreOffice/5.2.3.3$MacOSX_X86_64 LibreOffice_project/d54a8868f08a7b39642414cf2c8ef2f228f780cf</meta:generator>
    <dc:creator>Nico Stuurman</dc:creator>
    <meta:document-statistic meta:object-count="19"/>
  </office:meta>
</office:document-meta>
</file>